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2"/>
          <table:covered-table-cell table:style-name="ce15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52" table:number-columns-repeated="2"/>
          <table:table-cell table:style-name="ce15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5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5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5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6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4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35:52.502000000</dc:date>
    <meta:editing-duration>P2DT12H52M21S</meta:editing-duration>
    <meta:editing-cycles>1007</meta:editing-cycles>
    <meta:document-statistic meta:table-count="4" meta:cell-count="331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